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9.79cm"/>
    </style:style>
    <style:style style:name="co5" style:family="table-column">
      <style:table-column-properties fo:break-before="auto" style:column-width="10.319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6.773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4.925cm"/>
    </style:style>
    <style:style style:name="co11" style:family="table-column">
      <style:table-column-properties fo:break-before="auto" style:column-width="7.885cm"/>
    </style:style>
    <style:style style:name="co12" style:family="table-column">
      <style:table-column-properties fo:break-before="auto" style:column-width="4.392cm"/>
    </style:style>
    <style:style style:name="co13" style:family="table-column">
      <style:table-column-properties fo:break-before="auto" style:column-width="7.40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3.63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3.29cm" fo:break-before="auto" style:use-optimal-row-height="false"/>
    </style:style>
    <style:style style:name="ro10" style:family="table-row">
      <style:table-row-properties style:row-height="5.449cm" fo:break-before="auto" style:use-optimal-row-height="false"/>
    </style:style>
    <style:style style:name="ro11" style:family="table-row">
      <style:table-row-properties style:row-height="5.422cm" fo:break-before="auto" style:use-optimal-row-height="true"/>
    </style:style>
    <style:style style:name="ro12" style:family="table-row">
      <style:table-row-properties style:row-height="5.87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justify"/>
    </style:style>
    <style:style style:name="ce2" style:family="table-cell" style:parent-style-name="Default" style:data-style-name="N0">
      <style:table-cell-properties fo:background-color="#66ff66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justify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ackground-color="#99ccff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99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ccffcc"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02cm solid #000000" fo:background-color="#99ccff" style:text-align-source="fix" style:repeat-content="false" fo:border-left="none" fo:border-right="0.002cm solid #000000" fo:border-top="none" style:vertical-align="middle"/>
      <style:paragraph-properties fo:text-align="justify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9ff99" style:text-align-source="fix" style:repeat-content="false" fo:border="0.002cm solid #000000" style:vertical-align="middle"/>
      <style:paragraph-properties fo:text-align="justify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justify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cffcc" style:text-align-source="fix" style:repeat-content="false" fo:border="0.002cm solid #000000" style:vertical-align="middle"/>
      <style:paragraph-properties fo:text-align="justify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02cm solid #000000" fo:background-color="#ccffcc" style:text-align-source="fix" style:repeat-content="false" fo:border-left="none" fo:border-right="0.002cm solid #000000" fo:border-top="0.002cm solid #000000" style:vertical-align="middle"/>
      <style:paragraph-properties fo:text-align="justify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ackground-color="#99ff99" style:text-align-source="fix" style:repeat-content="false" fo:border-left="none" fo:border-right="0.002cm solid #000000" fo:border-top="0.002cm solid #000000" style:vertical-align="middle"/>
      <style:paragraph-properties fo:text-align="justify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02cm solid #000000" fo:background-color="#99ccff" style:text-align-source="fix" style:repeat-content="false" fo:border-left="none" fo:border-right="0.002cm solid #000000" fo:border-top="none" style:vertical-align="middle"/>
      <style:paragraph-properties fo:text-align="justify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justify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justify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justify"/>
    </style:style>
    <style:style style:name="ce19" style:family="table-cell" style:parent-style-name="Default" style:data-style-name="N0">
      <style:table-cell-properties fo:wrap-option="wrap" style:vertical-align="automatic"/>
    </style:style>
    <style:style style:name="ce20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justify"/>
    </style:style>
    <style:style style:name="ce21" style:family="table-cell" style:parent-style-name="Default" style:data-style-name="N0">
      <style:table-cell-properties fo:border-bottom="0.002cm solid #000000" fo:background-color="#99ccff" style:text-align-source="fix" style:repeat-content="false" fo:border-left="none" fo:border-right="none" fo:border-top="none" style:vertical-align="middle"/>
      <style:paragraph-properties fo:text-align="justify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justify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justify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justify"/>
    </style:style>
    <style:style style:name="ce25" style:family="table-cell" style:parent-style-name="Default" style:data-style-name="N0">
      <style:table-cell-properties fo:background-color="#66ccff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justify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02cm solid #000000" fo:background-color="#99ccff" style:text-align-source="fix" style:repeat-content="false" fo:wrap-option="wrap" fo:border-left="none" fo:border-right="0.002cm solid #000000" fo:border-top="none" style:vertical-align="top"/>
      <style:paragraph-properties fo:text-align="start" fo:margin-left="0cm"/>
    </style:style>
    <style:style style:name="ce33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34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</style:style>
    <style:style style:name="ce35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0.002cm solid #000000" fo:border-top="none" style:vertical-align="top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33ff99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00cc00"/>
    </style:style>
    <style:style style:name="ce38" style:family="table-cell" style:parent-style-name="Default" style:data-style-name="N0">
      <style:table-cell-properties fo:background-color="#ff3333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Status)" table:allow-empty-cell="true" table:display-list="unsorted" table:base-cell-address="User.G2"/>
        <table:content-validation table:name="val2" table:condition="of:cell-content-is-in-list(Status)" table:allow-empty-cell="true" table:display-list="unsorted" table:base-cell-address="Admin.G2"/>
        <table:content-validation table:name="val3" table:condition="of:cell-content-is-in-list(Status)" table:allow-empty-cell="true" table:display-list="unsorted" table:base-cell-address="Owner.G2"/>
        <table:content-validation table:name="val4" table:condition="of:cell-content-is-in-list(Status)" table:allow-empty-cell="true" table:display-list="unsorted" table:base-cell-address="Custom.G2"/>
      </table:content-validations>
      <table:table table:name="User" table:style-name="ta1"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015" table:default-cell-style-name="ce23"/>
        <table:table-column table:style-name="co9" table:default-cell-style-name="ce23"/>
        <table:table-row table:style-name="ro1">
          <table:table-cell table:style-name="ce1" office:value-type="string">
            <text:p>User group</text:p>
          </table:table-cell>
          <table:table-cell table:style-name="ce5" office:value-type="string">
            <text:p>Test case #</text:p>
          </table:table-cell>
          <table:table-cell table:style-name="ce5" office:value-type="string">
            <text:p>Function requirement #</text:p>
          </table:table-cell>
          <table:table-cell table:style-name="ce9" office:value-type="string">
            <text:p>Summary</text:p>
          </table:table-cell>
          <table:table-cell table:style-name="ce15" office:value-type="string">
            <text:p>Steps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Notes</text:p>
          </table:table-cell>
          <table:table-cell table:style-name="ce21" table:number-columns-repeated="1016"/>
        </table:table-row>
        <table:table-row table:style-name="ro2">
          <table:table-cell table:style-name="ce2" office:value-type="string" table:number-columns-spanned="1" table:number-rows-spanned="18">
            <text:p>User</text:p>
          </table:table-cell>
          <table:table-cell table:style-name="ce6" office:value-type="string" table:number-columns-spanned="1" table:number-rows-spanned="3">
            <text:p>T010</text:p>
          </table:table-cell>
          <table:table-cell table:style-name="ce6" office:value-type="string" table:number-columns-spanned="1" table:number-rows-spanned="3">
            <text:p>F010</text:p>
          </table:table-cell>
          <table:table-cell table:style-name="ce10" office:value-type="string" table:number-columns-spanned="1" table:number-rows-spanned="3">
            <text:p>Open profile site</text:p>
          </table:table-cell>
          <table:table-cell table:style-name="ce16" office:value-type="string">
            <text:p>Login</text:p>
          </table:table-cell>
          <table:table-cell table:style-name="ce16" office:value-type="string">
            <text:p>Button My Profile is displayed</text:p>
          </table:table-cell>
          <table:table-cell table:style-name="ce16" table:content-validation-name="val1"/>
          <table:table-cell table:style-name="ce16"/>
          <table:table-cell table:style-name="ce22" table:number-columns-repeated="1016"/>
        </table:table-row>
        <table:table-row table:style-name="ro3">
          <table:covered-table-cell table:number-columns-repeated="4"/>
          <table:table-cell office:value-type="string">
            <text:p>Click My Profile</text:p>
          </table:table-cell>
          <table:table-cell office:value-type="string">
            <text:p>Profile site is displayed: user name, requests list, my resources button</text:p>
          </table:table-cell>
          <table:table-cell table:content-validation-name="val1"/>
          <table:table-cell table:number-columns-repeated="1017"/>
        </table:table-row>
        <table:table-row table:style-name="ro2">
          <table:covered-table-cell table:number-columns-repeated="4"/>
          <table:table-cell table:style-name="ce18" office:value-type="string">
            <text:p>Log out</text:p>
          </table:table-cell>
          <table:table-cell table:style-name="ce18" office:value-type="string">
            <text:p>Profile site can't be open</text:p>
          </table:table-cell>
          <table:table-cell table:style-name="ce18" table:content-validation-name="val1"/>
          <table:table-cell table:style-name="ce18"/>
          <table:table-cell table:style-name="ce24" table:number-columns-repeated="1016"/>
        </table:table-row>
        <table:table-row table:style-name="ro2">
          <table:covered-table-cell/>
          <table:table-cell table:style-name="ce8" office:value-type="string" table:number-columns-spanned="1" table:number-rows-spanned="5">
            <text:p>T020</text:p>
          </table:table-cell>
          <table:table-cell table:style-name="ce8" office:value-type="string" table:number-columns-spanned="1" table:number-rows-spanned="5">
            <text:p>F020</text:p>
          </table:table-cell>
          <table:table-cell table:style-name="ce12" office:value-type="string" table:number-columns-spanned="1" table:number-rows-spanned="5">
            <text:p>Edit name</text:p>
          </table:table-cell>
          <table:table-cell office:value-type="string">
            <text:p>Login</text:p>
          </table:table-cell>
          <table:table-cell office:value-type="string">
            <text:p>Button Profile is displayed</text:p>
          </table:table-cell>
          <table:table-cell table:content-validation-name="val1"/>
          <table:table-cell table:number-columns-repeated="1017"/>
        </table:table-row>
        <table:table-row table:style-name="ro3">
          <table:covered-table-cell table:number-columns-repeated="4"/>
          <table:table-cell office:value-type="string">
            <text:p>Click on Profile</text:p>
          </table:table-cell>
          <table:table-cell office:value-type="string">
            <text:p>Profile site is displayed: name, Username , requests list, my resources button</text:p>
          </table:table-cell>
          <table:table-cell table:content-validation-name="val1"/>
          <table:table-cell table:number-columns-repeated="1017"/>
        </table:table-row>
        <table:table-row table:style-name="ro2">
          <table:covered-table-cell table:number-columns-repeated="4"/>
          <table:table-cell office:value-type="string">
            <text:p>Click on the Name</text:p>
          </table:table-cell>
          <table:table-cell office:value-type="string">
            <text:p>Name field and lastname field are displayed</text:p>
          </table:table-cell>
          <table:table-cell table:content-validation-name="val1"/>
          <table:table-cell table:number-columns-repeated="1017"/>
        </table:table-row>
        <table:table-row table:style-name="ro3">
          <table:covered-table-cell table:number-columns-repeated="4"/>
          <table:table-cell office:value-type="string">
            <text:p>Write Name and Lastname</text:p>
          </table:table-cell>
          <table:table-cell office:value-type="string">
            <text:p>New name and Lastname are written in the Fields</text:p>
          </table:table-cell>
          <table:table-cell table:content-validation-name="val1"/>
          <table:table-cell office:value-type="string">
            <text:p>If one field is not filled , it will have the old value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table:style-name="ce18" office:value-type="string">
            <text:p>Click OK button</text:p>
          </table:table-cell>
          <table:table-cell table:style-name="ce18" office:value-type="string">
            <text:p>New Name and Lastname are displayed in Profile</text:p>
          </table:table-cell>
          <table:table-cell table:style-name="ce18" table:content-validation-name="val1"/>
          <table:table-cell table:style-name="ce18"/>
          <table:table-cell table:style-name="ce24" table:number-columns-repeated="1016"/>
        </table:table-row>
        <table:table-row table:style-name="ro2">
          <table:covered-table-cell/>
          <table:table-cell table:style-name="ce6" office:value-type="string" table:number-columns-spanned="1" table:number-rows-spanned="3">
            <text:p>T030</text:p>
          </table:table-cell>
          <table:table-cell table:style-name="ce6" office:value-type="string" table:number-columns-spanned="1" table:number-rows-spanned="3">
            <text:p>F030</text:p>
          </table:table-cell>
          <table:table-cell table:style-name="ce10" office:value-type="string" table:number-columns-spanned="1" table:number-rows-spanned="3">
            <text:p>Open My resources</text:p>
          </table:table-cell>
          <table:table-cell office:value-type="string">
            <text:p>Login</text:p>
          </table:table-cell>
          <table:table-cell office:value-type="string">
            <text:p>Button Profile is displayed</text:p>
          </table:table-cell>
          <table:table-cell table:content-validation-name="val1"/>
          <table:table-cell table:number-columns-repeated="1017"/>
        </table:table-row>
        <table:table-row table:style-name="ro3">
          <table:covered-table-cell table:number-columns-repeated="4"/>
          <table:table-cell office:value-type="string">
            <text:p>Click on <text:s/>Profile</text:p>
          </table:table-cell>
          <table:table-cell office:value-type="string">
            <text:p>Profile site is displayed: name, Username , requests list, my resources button</text:p>
          </table:table-cell>
          <table:table-cell table:content-validation-name="val1"/>
          <table:table-cell table:number-columns-repeated="1017"/>
        </table:table-row>
        <table:table-row table:style-name="ro4">
          <table:covered-table-cell table:number-columns-repeated="4"/>
          <table:table-cell table:style-name="ce18" office:value-type="string">
            <text:p>Click on My Resources Button</text:p>
          </table:table-cell>
          <table:table-cell table:style-name="ce18" office:value-type="string">
            <text:p>Add Resource Button ("+" button) and Resources List are displayed </text:p>
          </table:table-cell>
          <table:table-cell table:style-name="ce18" table:content-validation-name="val1"/>
          <table:table-cell table:style-name="ce18" office:value-type="string">
            <text:p>Resources List will only be displayed when the user owns at least one resource</text:p>
          </table:table-cell>
          <table:table-cell table:style-name="ce24" table:number-columns-repeated="1016"/>
        </table:table-row>
        <table:table-row table:style-name="ro5">
          <table:covered-table-cell/>
          <table:table-cell table:style-name="ce8" office:value-type="string">
            <text:p>T040</text:p>
          </table:table-cell>
          <table:table-cell table:style-name="ce8" office:value-type="string">
            <text:p>F040</text:p>
          </table:table-cell>
          <table:table-cell table:style-name="ce13" office:value-type="string">
            <text:p>Add new resource</text:p>
          </table:table-cell>
          <table:table-cell table:style-name="ce19" office:value-type="string">
            <text:p>Login</text:p>
            <text:p>Click on Profile</text:p>
            <text:p>Click on My Resources Button</text:p>
            <text:p>Click on Add Resource Button ("+" button)</text:p>
            <text:p>Fill in the Name , Type ,Description fields, add a link and Click on Add Button</text:p>
          </table:table-cell>
          <table:table-cell table:style-name="ce20" office:value-type="string">
            <text:p>.Button Profile is displayed</text:p>
            <text:p>.Profile site is displayed: name, Username , requests list, my resources button</text:p>
            <text:p>.Add Resource Button ("+" button) and Resources List are displayed </text:p>
            <text:p>.Name, Type, Description fields , Link and add Button are displayed</text:p>
            <text:p>.Redirected to my Resources page, Created Resource is available in the List</text:p>
          </table:table-cell>
          <table:table-cell/>
          <table:table-cell table:content-validation-name="val1"/>
          <table:table-cell table:style-name="ce17"/>
          <table:table-cell table:number-columns-repeated="1015"/>
        </table:table-row>
        <table:table-row table:style-name="ro6">
          <table:covered-table-cell/>
          <table:table-cell table:style-name="ce6" office:value-type="string">
            <text:p>T050</text:p>
          </table:table-cell>
          <table:table-cell table:style-name="ce6" office:value-type="string">
            <text:p>F050</text:p>
          </table:table-cell>
          <table:table-cell table:style-name="ce14" office:value-type="string">
            <text:p>Send access request</text:p>
          </table:table-cell>
          <table:table-cell table:style-name="ce20" office:value-type="string">
            <text:p>Login</text:p>
            <text:p>Click on Resources Overview</text:p>
            <text:p>Click on send Request</text:p>
            <text:p>Click on yes Button</text:p>
          </table:table-cell>
          <table:table-cell table:style-name="ce20" office:value-type="string">
            <text:p>.Button Resources Overview is displayed</text:p>
            <text:p>.Resources page is displayed , including a list of resources and a search field</text:p>
            <text:p>.Message Dialog is displayed , with an optional description field , Yes button and close Button</text:p>
            <text:p>.Cancel request Button is now displayed instead of send Request</text:p>
          </table:table-cell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8" office:value-type="string">
            <text:p>T060</text:p>
          </table:table-cell>
          <table:table-cell table:style-name="ce8" office:value-type="string">
            <text:p>F060</text:p>
          </table:table-cell>
          <table:table-cell table:style-name="ce12" office:value-type="string">
            <text:p>Check notification</text:p>
          </table:table-cell>
          <table:table-cell table:style-name="ce20"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table-cell table:style-name="ce6" office:value-type="string">
            <text:p>T070</text:p>
          </table:table-cell>
          <table:table-cell table:style-name="ce6" office:value-type="string">
            <text:p>F070</text:p>
          </table:table-cell>
          <table:table-cell table:style-name="ce10" office:value-type="string">
            <text:p>Check requests list for a user</text:p>
          </table:table-cell>
          <table:table-cell table:style-name="ce20" office:value-type="string">
            <text:p>Login</text:p>
            <text:p>Click on Profile</text:p>
          </table:table-cell>
          <table:table-cell table:style-name="ce20" office:value-type="string">
            <text:p>.Button Profile is displayed</text:p>
            <text:p>.Profile site is displayed: name, Username , requests list, my resources button and a List of received Requests</text:p>
          </table:table-cell>
          <table:table-cell table:content-validation-name="val1"/>
          <table:table-cell table:number-columns-repeated="1017"/>
        </table:table-row>
        <table:table-row table:style-name="ro7">
          <table:covered-table-cell/>
          <table:table-cell table:style-name="ce8" office:value-type="string">
            <text:p>T080</text:p>
          </table:table-cell>
          <table:table-cell table:style-name="ce8" office:value-type="string">
            <text:p>F080</text:p>
          </table:table-cell>
          <table:table-cell table:style-name="ce12" office:value-type="string">
            <text:p>Send several requests</text:p>
          </table:table-cell>
          <table:table-cell table:style-name="ce20" office:value-type="string">
            <text:p>Login</text:p>
            <text:p>Click on Resources Overview</text:p>
            <text:p>Click on send Request</text:p>
            <text:p>Click on yes Button</text:p>
            <text:p>Click on send Request</text:p>
            <text:p>Click on yes Button</text:p>
          </table:table-cell>
          <table:table-cell table:style-name="ce20" office:value-type="string">
            <text:p>.Button Resources Overview is displayed</text:p>
            <text:p>.Resources page is displayed , including a list of resources and a search field</text:p>
            <text:p>.Message Dialog is displayed , with an optional description field , Yes button and close Button</text:p>
            <text:p>.Cancel request Button is now displayed instead of send Request</text:p>
            <text:p/>
          </table:table-cell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6" office:value-type="string">
            <text:p>T090</text:p>
          </table:table-cell>
          <table:table-cell table:style-name="ce6" office:value-type="string">
            <text:p>F090</text:p>
          </table:table-cell>
          <table:table-cell table:style-name="ce10" office:value-type="string">
            <text:p>Request admin rights</text:p>
          </table:table-cell>
          <table:table-cell office:value-type="string">
            <text:p>??</text:p>
          </table:table-cell>
          <table:table-cell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8" office:value-type="string">
            <text:p>T100</text:p>
          </table:table-cell>
          <table:table-cell table:style-name="ce8" office:value-type="string">
            <text:p>F100</text:p>
          </table:table-cell>
          <table:table-cell table:style-name="ce12" office:value-type="string">
            <text:p>Token</text:p>
          </table:table-cell>
          <table:table-cell office:value-type="string">
            <text:p>??</text:p>
          </table:table-cell>
          <table:table-cell/>
          <table:table-cell table:content-validation-name="val1"/>
          <table:table-cell table:number-columns-repeated="1017"/>
        </table:table-row>
        <table:table-row table:style-name="ro8">
          <table:table-cell table:style-name="ce4" table:number-columns-repeated="4"/>
          <table:table-cell/>
          <table:table-cell table:style-name="ce4" table:number-columns-repeated="1019"/>
        </table:table-row>
        <table:table-row table:style-name="ro8" table:number-rows-repeated="13">
          <table:table-cell table:style-name="ce4" table:number-columns-repeated="1024"/>
        </table:table-row>
        <table:table-row table:style-name="ro8">
          <table:table-cell table:number-columns-repeated="4"/>
          <table:table-cell table:style-name="ce4"/>
          <table:table-cell table:number-columns-repeated="1019"/>
        </table:table-row>
        <table:table-row table:style-name="ro8" table:number-rows-repeated="26">
          <table:table-cell table:number-columns-repeated="1024"/>
        </table:table-row>
        <table:table-row table:style-name="ro8" table:number-rows-repeated="1048515">
          <table:table-cell table:number-columns-repeated="6"/>
          <table:table-cell table:content-validation-name="val1"/>
          <table:table-cell table:number-columns-repeated="1017"/>
        </table:table-row>
        <table:table-row table:style-name="ro8">
          <table:table-cell table:number-columns-repeated="6"/>
          <table:table-cell table:content-validation-name="val1"/>
          <table:table-cell table:number-columns-repeated="1017"/>
        </table:table-row>
        <table:named-expressions/>
      </table:table>
      <table:table table:name="Admin" table:style-name="ta2"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11"/>
        <table:table-column table:style-name="co10" table:default-cell-style-name="ce34"/>
        <table:table-column table:style-name="co11" table:default-cell-style-name="ce34"/>
        <table:table-column table:style-name="co6" table:default-cell-style-name="ce17"/>
        <table:table-column table:style-name="co7" table:default-cell-style-name="ce17"/>
        <table:table-column table:style-name="co8" table:number-columns-repeated="1015" table:default-cell-style-name="ce23"/>
        <table:table-column table:style-name="co9" table:default-cell-style-name="ce23"/>
        <table:table-row table:style-name="ro1">
          <table:table-cell table:style-name="ce1" office:value-type="string">
            <text:p>User group</text:p>
          </table:table-cell>
          <table:table-cell table:style-name="ce5" office:value-type="string">
            <text:p>Test case #</text:p>
          </table:table-cell>
          <table:table-cell table:style-name="ce5" office:value-type="string">
            <text:p>Function requirement #</text:p>
          </table:table-cell>
          <table:table-cell table:style-name="ce9" office:value-type="string">
            <text:p>Summary</text:p>
          </table:table-cell>
          <table:table-cell table:style-name="ce32" office:value-type="string">
            <text:p>Steps</text:p>
          </table:table-cell>
          <table:table-cell table:style-name="ce32" office:value-type="string">
            <text:p>Expected result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Notes</text:p>
          </table:table-cell>
          <table:table-cell table:style-name="ce21" table:number-columns-repeated="1016"/>
        </table:table-row>
        <table:table-row table:style-name="ro9">
          <table:table-cell table:style-name="ce25" office:value-type="string" table:number-columns-spanned="1" table:number-rows-spanned="11">
            <text:p>Admin</text:p>
          </table:table-cell>
          <table:table-cell office:value-type="string">
            <text:p>T110</text:p>
          </table:table-cell>
          <table:table-cell office:value-type="string">
            <text:p>F110</text:p>
          </table:table-cell>
          <table:table-cell office:value-type="string">
            <text:p>Löschrequest ablehnen</text:p>
          </table:table-cell>
          <table:table-cell table:style-name="ce33" office:value-type="string">
            <text:p>Einloggen </text:p>
            <text:p>Auf Profile klicken</text:p>
            <text:p>Deny Button zum gewünschten Request klicken</text:p>
            <text:p>Das Ablehnen bestätigen</text:p>
          </table:table-cell>
          <table:table-cell office:value-type="string">
            <text:p>Button Profile ist angezeigt </text:p>
            <text:p>Eine Liste mit Löschrequesten ist zu sehen</text:p>
            <text:p>Ein Dialogfenster wird angezeigt</text:p>
            <text:p/>
            <text:p/>
            <text:p>Die Ressource wird nicht gelöscht;</text:p>
            <text:p>Requst wird von DB gelöscht</text:p>
          </table:table-cell>
          <table:table-cell table:content-validation-name="val2"/>
          <table:table-cell table:number-columns-repeated="1017"/>
        </table:table-row>
        <table:table-row table:style-name="ro6">
          <table:covered-table-cell/>
          <table:table-cell office:value-type="string">
            <text:p>T120</text:p>
          </table:table-cell>
          <table:table-cell office:value-type="string">
            <text:p>F110</text:p>
          </table:table-cell>
          <table:table-cell office:value-type="string">
            <text:p>Löschrequest genehmigen</text:p>
          </table:table-cell>
          <table:table-cell office:value-type="string">
            <text:p>Einloggen </text:p>
            <text:p>Auf Profile klicken</text:p>
            <text:p>Accept Button zum gewünschten Request klicken</text:p>
            <text:p>Die Genehmigung bestätigen</text:p>
          </table:table-cell>
          <table:table-cell office:value-type="string">
            <text:p>Button Profile ist angezeigt </text:p>
            <text:p>Eine Liste mit Löschrequesten ist zu sehen</text:p>
            <text:p>Ein Dialogfenster wird angezeigt</text:p>
            <text:p/>
            <text:p/>
            <text:p>Die Ressource wird von DB gelöscht;</text:p>
            <text:p>Requst wird von DB gelöscht</text:p>
          </table:table-cell>
          <table:table-cell table:content-validation-name="val2"/>
          <table:table-cell table:number-columns-repeated="1017"/>
        </table:table-row>
        <table:table-row table:style-name="ro7">
          <table:covered-table-cell/>
          <table:table-cell office:value-type="string">
            <text:p>T130</text:p>
          </table:table-cell>
          <table:table-cell office:value-type="string">
            <text:p>F120</text:p>
          </table:table-cell>
          <table:table-cell office:value-type="string">
            <text:p>Ressource löschen</text:p>
          </table:table-cell>
          <table:table-cell office:value-type="string">
            <text:p>Einloggen <text:s/></text:p>
            <text:p>Auf Profile klicken </text:p>
            <text:p>Auf My Resources klicken</text:p>
            <text:p/>
            <text:p>Delete Button zur ensprechenden Ressource klicken</text:p>
            <text:p>Das Löschen bestätigen</text:p>
          </table:table-cell>
          <table:table-cell office:value-type="string">
            <text:p>Button Profile ist angezeigt </text:p>
            <text:p>Ein Button My Resources ist zu sehen</text:p>
            <text:p>Alle Ressourcen, die der Admin besitzt, </text:p>
            <text:p>sind in einer Liste zu sehen</text:p>
            <text:p>Ein Dialogfenster wird angezeigt</text:p>
            <text:p/>
            <text:p/>
            <text:p>Die Ressource wird von DB gelöscht</text:p>
          </table:table-cell>
          <table:table-cell table:content-validation-name="val2"/>
          <table:table-cell table:number-columns-repeated="1017"/>
        </table:table-row>
        <table:table-row table:style-name="ro10">
          <table:covered-table-cell/>
          <table:table-cell office:value-type="string">
            <text:p>T140</text:p>
          </table:table-cell>
          <table:table-cell office:value-type="string">
            <text:p>F130</text:p>
          </table:table-cell>
          <table:table-cell table:style-name="ce27" office:value-type="string">
            <text:p>Besitzerrechte einem </text:p>
            <text:p>Benutzer geben</text:p>
          </table:table-cell>
          <table:table-cell office:value-type="string">
            <text:p>Einloggen <text:s/></text:p>
            <text:p>Auf Manage Resources klicken</text:p>
            <text:p>Auf Resources (unter </text:p>
            <text:p>Authorizationmanagement)klicken</text:p>
            <text:p>Ressource finden und darauf klicken</text:p>
            <text:p>Im Feld Owners den Benutzer markieren</text:p>
            <text:p>Save Button klicken</text:p>
            <text:p/>
            <text:p>Einloggen <text:s/></text:p>
            <text:p>Auf Manage Resources klicken</text:p>
            <text:p>Auf Resources (unter </text:p>
            <text:p>Authorizationmanagement)klicken</text:p>
            <text:p>Ressource finden und darauf klicken</text:p>
            <text:p>Im Feld Owners den Benutzer markieren</text:p>
            <text:p>Save Button klicken</text:p>
          </table:table-cell>
          <table:table-cell office:value-type="string">
            <text:p>Button Manage Resources ist angezeigt</text:p>
            <text:p>Eine Admin-Seite wird geöffnet mit einer </text:p>
            <text:p>Link zur Liste aller Ressourcen</text:p>
            <text:p>Liste mit allen Ressourcen im System wird angezeigt</text:p>
            <text:p/>
            <text:p>Optionen zum Editieren dieser Ressource sowie ihrer Leser und Besitzer </text:p>
            <text:p>-</text:p>
            <text:p/>
            <text:p>Der ausgewählte Benutzer ist schon Besitzer dieser Ressource</text:p>
          </table:table-cell>
          <table:table-cell table:content-validation-name="val2"/>
          <table:table-cell table:number-columns-repeated="1017"/>
        </table:table-row>
        <table:table-row table:style-name="ro11">
          <table:covered-table-cell/>
          <table:table-cell office:value-type="string">
            <text:p>T150</text:p>
          </table:table-cell>
          <table:table-cell office:value-type="string">
            <text:p>F130</text:p>
          </table:table-cell>
          <table:table-cell office:value-type="string">
            <text:p>Besitzerrechte von einem <text:s/>Benutzer entziehen</text:p>
          </table:table-cell>
          <table:table-cell office:value-type="string">
            <text:p>Einloggen <text:s/></text:p>
            <text:p>Auf Manage Resources klicken</text:p>
            <text:p>Auf Resources (unter </text:p>
            <text:p>Authorizationmanagement)klicken</text:p>
            <text:p>Ressource finden und darauf klicken</text:p>
            <text:p>Im Feld Owners den Benutzer demarkieren</text:p>
            <text:p>Save Button klicken</text:p>
          </table:table-cell>
          <table:table-cell office:value-type="string">
            <text:p>Button Manage Resources ist angezeigt</text:p>
            <text:p>Eine Admin-Seite wird geöffnet mit einer </text:p>
            <text:p>Link zur Liste aller Ressourcen</text:p>
            <text:p>Liste mit allen Ressourcen im System wird angezeigt</text:p>
            <text:p/>
            <text:p>Optionen zum Editieren dieser Ressource sowie ihrer Leser und Besitzer </text:p>
            <text:p>-</text:p>
            <text:p/>
            <text:p>Der ausgewählte Benutzer ist nicht mehr Besitzer dieser Ressource</text:p>
          </table:table-cell>
          <table:table-cell table:content-validation-name="val2"/>
          <table:table-cell table:number-columns-repeated="1017"/>
        </table:table-row>
        <table:table-row table:style-name="ro11">
          <table:covered-table-cell/>
          <table:table-cell office:value-type="string">
            <text:p>T160</text:p>
          </table:table-cell>
          <table:table-cell office:value-type="string">
            <text:p>F130</text:p>
          </table:table-cell>
          <table:table-cell table:style-name="ce28" office:value-type="string">
            <text:p>Zugriffsrechte einem Benutzer geben</text:p>
          </table:table-cell>
          <table:table-cell office:value-type="string">
            <text:p>Einloggen <text:s/></text:p>
            <text:p>Auf Manage Resources klicken</text:p>
            <text:p>Auf Resources (unter </text:p>
            <text:p>Authorizationmanagement)klicken</text:p>
            <text:p>Ressource finden und darauf klicken</text:p>
            <text:p>Im Feld Readers den Benutzer markieren</text:p>
            <text:p>Save Button klicken</text:p>
          </table:table-cell>
          <table:table-cell office:value-type="string">
            <text:p>Button Manage Resources ist angezeigt</text:p>
            <text:p>Eine Admin-Seite wird geöffnet mit einer </text:p>
            <text:p>Link zur Liste aller Ressourcen</text:p>
            <text:p>Liste mit allen Ressourcen im System wird angezeigt</text:p>
            <text:p/>
            <text:p>Optionen zum Editieren dieser Ressource sowie ihrer Leser und Besitzer </text:p>
            <text:p>-</text:p>
            <text:p/>
            <text:p>Der ausgewählte Benutzer kann die Ressource schon zugreifen</text:p>
          </table:table-cell>
          <table:table-cell table:content-validation-name="val2"/>
          <table:table-cell table:number-columns-repeated="1017"/>
        </table:table-row>
        <table:table-row table:style-name="ro11">
          <table:covered-table-cell/>
          <table:table-cell office:value-type="string">
            <text:p>T170</text:p>
          </table:table-cell>
          <table:table-cell office:value-type="string">
            <text:p>F130</text:p>
          </table:table-cell>
          <table:table-cell office:value-type="string">
            <text:p>Zugriffsrechte von einem Benutzer entziehen</text:p>
          </table:table-cell>
          <table:table-cell office:value-type="string">
            <text:p>Einloggen <text:s/></text:p>
            <text:p>Auf Manage Resources klicken</text:p>
            <text:p>Auf Resources (unter </text:p>
            <text:p>Authorizationmanagement)klicken</text:p>
            <text:p>Ressource finden und darauf klicken</text:p>
            <text:p>Im Feld Readers den Benutzer demarkieren</text:p>
            <text:p>Save Button klicken</text:p>
          </table:table-cell>
          <table:table-cell office:value-type="string">
            <text:p>Button Manage Resources ist angezeigt</text:p>
            <text:p>Eine Admin-Seite wird geöffnet mit einer </text:p>
            <text:p>Link zur Liste aller Ressourcen</text:p>
            <text:p>Liste mit allen Ressourcen im System wird angezeigt</text:p>
            <text:p/>
            <text:p>Optionen zum Editieren dieser Ressource sowie ihrer Leser und Besitzer </text:p>
            <text:p>-</text:p>
            <text:p/>
            <text:p>Der ausgewählte Benutzer kann die Ressource nicht mehr zugreifen</text:p>
          </table:table-cell>
          <table:table-cell table:content-validation-name="val2"/>
          <table:table-cell table:number-columns-repeated="1017"/>
        </table:table-row>
        <table:table-row table:style-name="ro12">
          <table:covered-table-cell/>
          <table:table-cell office:value-type="string">
            <text:p>T180</text:p>
          </table:table-cell>
          <table:table-cell office:value-type="string">
            <text:p>F140</text:p>
          </table:table-cell>
          <table:table-cell table:style-name="ce29" office:value-type="string">
            <text:p>Account und Daten eines Benutzers löschen</text:p>
          </table:table-cell>
          <table:table-cell office:value-type="string">
            <text:p>Einloggen <text:s/></text:p>
            <text:p>Auf Manage Users klicken</text:p>
            <text:p/>
            <text:p>Auf Users (unter </text:p>
            <text:p>Authentication and Authorization) klicken</text:p>
            <text:p>Benutzer finden und auf seinen Benutzernamen klicken</text:p>
            <text:p>Unten links auf Delete klicken</text:p>
            <text:p>Löschen bestätigen</text:p>
          </table:table-cell>
          <table:table-cell office:value-type="string">
            <text:p>Button Manage Users ist angezeigt</text:p>
            <text:p>Eine Admin-Seite wird geöffnet mit einer </text:p>
            <text:p>Link zur Liste aller Benutzer</text:p>
            <text:p>Liste mit allen Benutzern im System wird angezeigt (+ Option zum Suchen)</text:p>
            <text:p/>
            <text:p>Optionen zum Editieren der Daten dieses Benutzers</text:p>
            <text:p/>
            <text:p>Eine Seite zur Bestätigung wird geöffnet</text:p>
            <text:p/>
            <text:p>Der ausgewählte Benutzer (und seine Requeste) werden gelöscht</text:p>
          </table:table-cell>
          <table:table-cell table:content-validation-name="val2"/>
          <table:table-cell table:number-columns-repeated="1017"/>
        </table:table-row>
        <table:table-row table:style-name="ro1">
          <table:covered-table-cell/>
          <table:table-cell office:value-type="string">
            <text:p>T190</text:p>
          </table:table-cell>
          <table:table-cell office:value-type="string">
            <text:p>F150</text:p>
          </table:table-cell>
          <table:table-cell table:style-name="ce30" office:value-type="string">
            <text:p>Adminrequest ablehnen</text:p>
          </table:table-cell>
          <table:table-cell table:number-columns-repeated="2" office:value-type="string">
            <text:p>-</text:p>
          </table:table-cell>
          <table:table-cell table:content-validation-name="val2"/>
          <table:table-cell table:number-columns-repeated="1017"/>
        </table:table-row>
        <table:table-row table:style-name="ro1">
          <table:covered-table-cell/>
          <table:table-cell office:value-type="string">
            <text:p>T200</text:p>
          </table:table-cell>
          <table:table-cell office:value-type="string">
            <text:p>F150</text:p>
          </table:table-cell>
          <table:table-cell office:value-type="string">
            <text:p>Adminrequest genehmigen</text:p>
          </table:table-cell>
          <table:table-cell table:number-columns-repeated="2" office:value-type="string">
            <text:p>-</text:p>
          </table:table-cell>
          <table:table-cell table:content-validation-name="val2"/>
          <table:table-cell table:number-columns-repeated="1017"/>
        </table:table-row>
        <table:table-row table:style-name="ro12">
          <table:covered-table-cell/>
          <table:table-cell table:style-name="ce26" office:value-type="string">
            <text:p>T210</text:p>
          </table:table-cell>
          <table:table-cell table:style-name="ce26" office:value-type="string">
            <text:p>F160, F170</text:p>
          </table:table-cell>
          <table:table-cell table:style-name="ce31" office:value-type="string">
            <text:p>Nach einem Benutzer suchen und ihn blockieren</text:p>
          </table:table-cell>
          <table:table-cell table:style-name="ce35" office:value-type="string">
            <text:p>Einloggen <text:s/></text:p>
            <text:p>Auf Manage Users klicken</text:p>
            <text:p/>
            <text:p>Auf Users (unter </text:p>
            <text:p>Authentication and Authorization) klicken</text:p>
            <text:p>Benutzer finden und auf seinen Benutzernamen klicken</text:p>
            <text:p>Den Haken von Active entfernen</text:p>
            <text:p>Save Button klicken</text:p>
          </table:table-cell>
          <table:table-cell table:style-name="ce35" office:value-type="string">
            <text:p>Button Manage Users ist angezeigt</text:p>
            <text:p>Eine Admin-Seite wird geöffnet mit einer </text:p>
            <text:p>Link zur Liste aller Benutzer</text:p>
            <text:p>Liste mit allen Benutzern im System wird angezeigt (+ Option zum Suchen)</text:p>
            <text:p/>
            <text:p>Optionen zum Editieren der Daten dieses Benutzers</text:p>
            <text:p/>
            <text:p>-</text:p>
            <text:p/>
            <text:p>Der ausgewählte Benutzer kann das Portal (temporär) nicht benutzen</text:p>
          </table:table-cell>
          <table:table-cell table:style-name="ce18" table:content-validation-name="val2"/>
          <table:table-cell table:style-name="ce18"/>
          <table:table-cell table:style-name="ce24" table:number-columns-repeated="1016"/>
        </table:table-row>
        <table:table-row table:style-name="ro8" table:number-rows-repeated="1048563">
          <table:table-cell table:number-columns-repeated="6"/>
          <table:table-cell table:content-validation-name="val2"/>
          <table:table-cell table:number-columns-repeated="1017"/>
        </table:table-row>
        <table:table-row table:style-name="ro8">
          <table:table-cell table:number-columns-repeated="6"/>
          <table:table-cell table:content-validation-name="val2"/>
          <table:table-cell table:number-columns-repeated="1017"/>
        </table:table-row>
        <table:named-expressions/>
      </table:table>
      <table:table table:name="Owner" table:style-name="ta2"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11"/>
        <table:table-column table:style-name="co12" table:default-cell-style-name="ce17"/>
        <table:table-column table:style-name="co13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015" table:default-cell-style-name="ce23"/>
        <table:table-column table:style-name="co9" table:default-cell-style-name="ce23"/>
        <table:table-row table:style-name="ro1">
          <table:table-cell table:style-name="ce1" office:value-type="string">
            <text:p>User group</text:p>
          </table:table-cell>
          <table:table-cell table:style-name="ce5" office:value-type="string">
            <text:p>Test case #</text:p>
          </table:table-cell>
          <table:table-cell table:style-name="ce5" office:value-type="string">
            <text:p>Function requirement #</text:p>
          </table:table-cell>
          <table:table-cell table:style-name="ce9" office:value-type="string">
            <text:p>Summary</text:p>
          </table:table-cell>
          <table:table-cell table:style-name="ce15" office:value-type="string">
            <text:p>Steps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Notes</text:p>
          </table:table-cell>
          <table:table-cell table:style-name="ce21" table:number-columns-repeated="1016"/>
        </table:table-row>
        <table:table-row table:style-name="ro13">
          <table:table-cell table:style-name="ce36" office:value-type="string" table:number-columns-spanned="1" table:number-rows-spanned="9">
            <text:p>Owner</text:p>
          </table:table-cell>
          <table:table-cell office:value-type="string">
            <text:p>T220</text:p>
          </table:table-cell>
          <table:table-cell office:value-type="string">
            <text:p>F180</text:p>
          </table:table-cell>
          <table:table-cell office:value-type="string">
            <text:p>Check requests list for a owner</text:p>
          </table:table-cell>
          <table:table-cell table:number-columns-repeated="2"/>
          <table:table-cell table:content-validation-name="val3"/>
          <table:table-cell table:number-columns-repeated="1017"/>
        </table:table-row>
        <table:table-row table:style-name="ro1">
          <table:covered-table-cell/>
          <table:table-cell office:value-type="string">
            <text:p>T230</text:p>
          </table:table-cell>
          <table:table-cell office:value-type="string">
            <text:p>F190</text:p>
          </table:table-cell>
          <table:table-cell office:value-type="string">
            <text:p>Check my resources list</text:p>
          </table:table-cell>
          <table:table-cell table:number-columns-repeated="2"/>
          <table:table-cell table:content-validation-name="val3"/>
          <table:table-cell table:number-columns-repeated="1017"/>
        </table:table-row>
        <table:table-row table:style-name="ro13">
          <table:covered-table-cell/>
          <table:table-cell office:value-type="string">
            <text:p>T240</text:p>
          </table:table-cell>
          <table:table-cell office:value-type="string">
            <text:p>F200</text:p>
          </table:table-cell>
          <table:table-cell office:value-type="string">
            <text:p>Add access permission for a user</text:p>
          </table:table-cell>
          <table:table-cell table:number-columns-repeated="2"/>
          <table:table-cell table:content-validation-name="val3"/>
          <table:table-cell table:number-columns-repeated="1017"/>
        </table:table-row>
        <table:table-row table:style-name="ro1">
          <table:covered-table-cell/>
          <table:table-cell office:value-type="string">
            <text:p>T250</text:p>
          </table:table-cell>
          <table:table-cell office:value-type="string">
            <text:p>F210</text:p>
          </table:table-cell>
          <table:table-cell office:value-type="string">
            <text:p>Deny access request</text:p>
          </table:table-cell>
          <table:table-cell table:number-columns-repeated="2"/>
          <table:table-cell table:content-validation-name="val3"/>
          <table:table-cell table:number-columns-repeated="1017"/>
        </table:table-row>
        <table:table-row table:style-name="ro1">
          <table:covered-table-cell/>
          <table:table-cell office:value-type="string">
            <text:p>T260</text:p>
          </table:table-cell>
          <table:table-cell office:value-type="string">
            <text:p>F210</text:p>
          </table:table-cell>
          <table:table-cell office:value-type="string">
            <text:p>Allow access request</text:p>
          </table:table-cell>
          <table:table-cell table:number-columns-repeated="2"/>
          <table:table-cell table:content-validation-name="val3"/>
          <table:table-cell table:number-columns-repeated="1017"/>
        </table:table-row>
        <table:table-row table:style-name="ro13">
          <table:covered-table-cell/>
          <table:table-cell office:value-type="string">
            <text:p>T270</text:p>
          </table:table-cell>
          <table:table-cell office:value-type="string">
            <text:p>F220</text:p>
          </table:table-cell>
          <table:table-cell office:value-type="string">
            <text:p>Add owner permission for a user</text:p>
          </table:table-cell>
          <table:table-cell table:number-columns-repeated="2"/>
          <table:table-cell table:content-validation-name="val3"/>
          <table:table-cell table:number-columns-repeated="1017"/>
        </table:table-row>
        <table:table-row table:style-name="ro1">
          <table:covered-table-cell/>
          <table:table-cell office:value-type="string">
            <text:p>T280</text:p>
          </table:table-cell>
          <table:table-cell office:value-type="string">
            <text:p>F230</text:p>
          </table:table-cell>
          <table:table-cell office:value-type="string">
            <text:p>Send deletion request</text:p>
          </table:table-cell>
          <table:table-cell table:number-columns-repeated="2"/>
          <table:table-cell table:content-validation-name="val3"/>
          <table:table-cell table:number-columns-repeated="1017"/>
        </table:table-row>
        <table:table-row table:style-name="ro1">
          <table:covered-table-cell/>
          <table:table-cell office:value-type="string">
            <text:p>T290</text:p>
          </table:table-cell>
          <table:table-cell office:value-type="string">
            <text:p>F240</text:p>
          </table:table-cell>
          <table:table-cell office:value-type="string">
            <text:p>Check deletion notification</text:p>
          </table:table-cell>
          <table:table-cell table:number-columns-repeated="2"/>
          <table:table-cell table:content-validation-name="val3"/>
          <table:table-cell table:number-columns-repeated="1017"/>
        </table:table-row>
        <table:table-row table:style-name="ro13">
          <table:covered-table-cell/>
          <table:table-cell office:value-type="string">
            <text:p>T300</text:p>
          </table:table-cell>
          <table:table-cell office:value-type="string">
            <text:p>F250</text:p>
          </table:table-cell>
          <table:table-cell office:value-type="string">
            <text:p>Add access permission for several users</text:p>
          </table:table-cell>
          <table:table-cell table:number-columns-repeated="2"/>
          <table:table-cell table:content-validation-name="val3"/>
          <table:table-cell table:number-columns-repeated="1017"/>
        </table:table-row>
        <table:table-row table:style-name="ro8" table:number-rows-repeated="1048565">
          <table:table-cell table:number-columns-repeated="6"/>
          <table:table-cell table:content-validation-name="val3"/>
          <table:table-cell table:number-columns-repeated="1017"/>
        </table:table-row>
        <table:table-row table:style-name="ro8">
          <table:table-cell table:number-columns-repeated="6"/>
          <table:table-cell table:content-validation-name="val3"/>
          <table:table-cell table:number-columns-repeated="1017"/>
        </table:table-row>
        <table:named-expressions/>
      </table:table>
      <table:table table:name="Custom" table:style-name="ta2"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11"/>
        <table:table-column table:style-name="co12" table:default-cell-style-name="ce17"/>
        <table:table-column table:style-name="co13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015" table:default-cell-style-name="ce23"/>
        <table:table-column table:style-name="co9" table:default-cell-style-name="ce23"/>
        <table:table-row table:style-name="ro1">
          <table:table-cell table:style-name="ce1" office:value-type="string">
            <text:p>User group</text:p>
          </table:table-cell>
          <table:table-cell table:style-name="ce5" office:value-type="string">
            <text:p>Test case #</text:p>
          </table:table-cell>
          <table:table-cell table:style-name="ce5" office:value-type="string">
            <text:p>Function requirement #</text:p>
          </table:table-cell>
          <table:table-cell table:style-name="ce9" office:value-type="string">
            <text:p>Summary</text:p>
          </table:table-cell>
          <table:table-cell table:style-name="ce15" office:value-type="string">
            <text:p>Steps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Notes</text:p>
          </table:table-cell>
          <table:table-cell table:style-name="ce21" table:number-columns-repeated="1016"/>
        </table:table-row>
        <table:table-row table:style-name="ro8">
          <table:table-cell table:style-name="ce4" table:number-columns-repeated="6"/>
          <table:table-cell table:style-name="ce16" table:content-validation-name="val4"/>
          <table:table-cell table:style-name="ce16"/>
          <table:table-cell table:style-name="ce22" table:number-columns-repeated="1016"/>
        </table:table-row>
        <table:table-row table:style-name="ro8">
          <table:table-cell table:style-name="ce4" table:number-columns-repeated="6"/>
          <table:table-cell table:content-validation-name="val4"/>
          <table:table-cell table:number-columns-repeated="1017"/>
        </table:table-row>
        <table:table-row table:style-name="ro8">
          <table:table-cell table:style-name="ce4" table:number-columns-repeated="6"/>
          <table:table-cell table:style-name="ce18" table:content-validation-name="val4"/>
          <table:table-cell table:style-name="ce18"/>
          <table:table-cell table:style-name="ce24" table:number-columns-repeated="1016"/>
        </table:table-row>
        <table:table-row table:style-name="ro8" table:number-rows-repeated="2">
          <table:table-cell table:style-name="ce4" table:number-columns-repeated="6"/>
          <table:table-cell table:content-validation-name="val4"/>
          <table:table-cell table:number-columns-repeated="1017"/>
        </table:table-row>
        <table:table-row table:style-name="ro8">
          <table:table-cell table:style-name="ce4" table:number-columns-repeated="6"/>
          <table:table-cell table:style-name="ce18" table:content-validation-name="val4"/>
          <table:table-cell table:style-name="ce18"/>
          <table:table-cell table:style-name="ce24" table:number-columns-repeated="1016"/>
        </table:table-row>
        <table:table-row table:style-name="ro8" table:number-rows-repeated="3">
          <table:table-cell table:style-name="ce4" table:number-columns-repeated="6"/>
          <table:table-cell table:content-validation-name="val4"/>
          <table:table-cell table:number-columns-repeated="1017"/>
        </table:table-row>
        <table:table-row table:style-name="ro8">
          <table:table-cell table:style-name="ce4" table:number-columns-repeated="6"/>
          <table:table-cell table:style-name="ce18" table:content-validation-name="val4"/>
          <table:table-cell table:style-name="ce18"/>
          <table:table-cell table:style-name="ce24" table:number-columns-repeated="1016"/>
        </table:table-row>
        <table:table-row table:style-name="ro8" table:number-rows-repeated="5">
          <table:table-cell table:style-name="ce4" table:number-columns-repeated="6"/>
          <table:table-cell table:content-validation-name="val4"/>
          <table:table-cell table:number-columns-repeated="1017"/>
        </table:table-row>
        <table:table-row table:style-name="ro8" table:number-rows-repeated="22">
          <table:table-cell/>
          <table:table-cell table:style-name="ce4" table:number-columns-repeated="5"/>
          <table:table-cell table:content-validation-name="val4"/>
          <table:table-cell table:number-columns-repeated="1017"/>
        </table:table-row>
        <table:table-row table:style-name="ro8" table:number-rows-repeated="1048537">
          <table:table-cell table:number-columns-repeated="6"/>
          <table:table-cell table:content-validation-name="val4"/>
          <table:table-cell table:number-columns-repeated="1017"/>
        </table:table-row>
        <table:table-row table:style-name="ro8">
          <table:table-cell table:number-columns-repeated="6"/>
          <table:table-cell table:content-validation-name="val4"/>
          <table:table-cell table:number-columns-repeated="1017"/>
        </table:table-row>
        <table:named-expressions/>
      </table:table>
      <table:table table:name="Auswahlliste" table:style-name="ta2">
        <table:table-column table:style-name="co8" table:default-cell-style-name="ce4"/>
        <table:table-column table:style-name="co9" table:number-columns-repeated="1023" table:default-cell-style-name="ce4"/>
        <table:table-row table:style-name="ro14">
          <table:table-cell office:value-type="string">
            <text:p>Status</text:p>
          </table:table-cell>
          <table:table-cell table:number-columns-repeated="1023"/>
        </table:table-row>
        <table:table-row table:style-name="ro14">
          <table:table-cell table:style-name="ce37" office:value-type="string">
            <text:p>passed</text:p>
          </table:table-cell>
          <table:table-cell table:number-columns-repeated="1023"/>
        </table:table-row>
        <table:table-row table:style-name="ro14">
          <table:table-cell table:style-name="ce38" office:value-type="string">
            <text:p>failed</text:p>
          </table:table-cell>
          <table:table-cell table:number-columns-repeated="1023"/>
        </table:table-row>
        <table:table-row table:style-name="ro14" table:number-rows-repeated="1048572">
          <table:table-cell table:number-columns-repeated="1024"/>
        </table:table-row>
        <table:table-row table:style-name="ro14">
          <table:table-cell table:number-columns-repeated="1024"/>
        </table:table-row>
        <table:named-expressions/>
      </table:table>
      <table:named-expressions>
        <table:named-range table:name="Status" table:base-cell-address="$Auswahlliste.$A$1" table:cell-range-address="Auswahlliste.$A$2:Auswahlliste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g" fo:country="B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.02.2018</text:date>, <text:time>11:1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Anastasia Slobodyanik</meta:initial-creator>
    <dc:creator>Sonya Voneva</dc:creator>
    <meta:creation-date>2018-02-19T21:55:53Z</meta:creation-date>
    <dc:date>2018-02-26T11:17:21.52</dc:date>
    <meta:editing-cycles>4</meta:editing-cycles>
    <meta:editing-duration>PT1H37M9S</meta:editing-duration>
    <meta:document-statistic meta:table-count="5" meta:cell-count="184" meta:object-count="0"/>
  </office:meta>
</office:document-meta>
</file>